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fo:text-shadow="1pt 1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6" style:family="table-cell">
      <style:graphic-properties style:repeat="repeat"/>
      <style:text-properties fo:font-family="'Ubuntu Light'" style:font-pitch="variable" fo:font-size="11.5pt" fo:text-shadow="1pt 1pt" style:font-size-asian="11.5pt" style:font-size-complex="11.5pt"/>
    </style:style>
    <style:style style:name="ce7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text-shadow="1pt 1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fo:text-shadow="1pt 1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Limit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Limit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9"/>6 <text:s text:c="9"/>7 <text:s text:c="9"/>8 <text:s text:c="9"/>9 <text:s text:c="9"/>10 <text:s text:c="9"/>11 <text:s text:c="9"/></text:span><text:span text:style-name="T5"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7">
              <table:table-cell table:style-name="ce4">
                <text:p text:style-name="P4"><text:span text:style-name="T5">Awareness &amp; Appreciation</text:span></text:p>
              </table:table-cell>
              <table:table-cell table:style-name="ce5">
                <text:p><text:span text:style-name="T4">Application</text:span></text:p>
              </table:table-cell>
              <table:table-cell table:style-name="ce6">
                <text:p><text:span text:style-name="T6">Independent Thinking</text:span></text:p>
              </table:table-cell>
              <table:table-cell>
                <text:p><text:span text:style-name="T4">Appropriate Use of Technology</text:span></text:p>
              </table:table-cell>
              <table:table-cell>
                <text:p><text:span text:style-name="T4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33:50</dc:date>
    <dc:creator>Luis Naranjo</dc:creator>
    <meta:editing-duration>PT22M4S</meta:editing-duration>
    <meta:editing-cycles>42</meta:editing-cycles>
    <meta:generator>LibreOffice/3.5$Linux_x86 LibreOffice_project/350m1$Build-2</meta:generator>
    <meta:document-statistic meta:object-count="26"/>
  </office:meta>
</office:document-meta>
</file>